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0200000002000309F1C.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color="#000000" draw:fill="none" draw:fill-color="#ffffff" draw:textarea-horizontal-align="left" draw:auto-grow-height="true" draw:auto-grow-width="true" fo:min-height="0.212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solid" svg:stroke-color="#000000" draw:fill="none" draw:fill-color="#ffffff" draw:textarea-horizontal-align="left" draw:auto-grow-height="true" draw:auto-grow-width="false" fo:min-height="0.75cm" fo:min-width="5.957cm"/>
    </style:style>
    <style:style style:name="gr6" style:family="graphic" style:parent-style-name="standard">
      <style:graphic-properties draw:stroke="solid" svg:stroke-color="#000000" draw:fill="none" draw:fill-color="#ffffff" draw:textarea-horizontal-align="left" draw:auto-grow-height="true" draw:auto-grow-width="true" fo:min-height="0.75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start="Arrow" draw:marker-end="Arrow" draw:textarea-horizontal-align="center" draw:textarea-vertical-align="middle"/>
    </style:style>
    <style:style style:name="gr9" style:family="graphic" style:parent-style-name="standard">
      <style:graphic-properties draw:marker-end="Arrow"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standard">
      <style:graphic-properties draw:stroke="dash" draw:stroke-dash="Fine_20_Dashed" draw:marker-end="Arrow"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id="id1" draw:layer="layout" svg:width="2.475cm" svg:height="0.962cm" svg:x="6.5cm" svg:y="9.5cm">
          <draw:text-box>
            <text:p>moteur</text:p>
          </draw:text-box>
        </draw:frame>
        <draw:frame draw:style-name="gr2" draw:id="id12" draw:layer="layout" svg:width="1.772cm" svg:height="0.962cm" svg:x="25.728cm" svg:y="11.038cm">
          <draw:text-box>
            <text:p>SQL</text:p>
          </draw:text-box>
        </draw:frame>
        <draw:custom-shape draw:style-name="gr3" draw:text-style-name="P1" draw:id="id19" draw:layer="layout" svg:width="2cm" svg:height="2.5cm" svg:x="25.5cm" svg:y="6cm">
          <text:p text:style-name="P1">bdd</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id="id20" draw:layer="layout" svg:width="3cm" svg:height="1.5cm" svg:x="25cm" svg:y="3.5cm">
          <text:p text:style-name="P1">Profi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id="id14" draw:layer="layout" svg:width="2.648cm" svg:height="0.962cm" svg:x="12.5cm" svg:y="2.5cm">
          <draw:text-box>
            <text:p>session</text:p>
          </draw:text-box>
        </draw:frame>
        <draw:custom-shape draw:style-name="gr3" draw:text-style-name="P1" draw:id="id16" draw:layer="layout" svg:width="4cm" svg:height="4cm" svg:x="3cm" svg:y="5cm">
          <text:p text:style-name="P1">Modèles</text:p>
          <text:p text:style-name="P1">Html</text:p>
          <text:p text:style-name="P1">c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5" draw:layer="layout" svg:width="2.5cm" svg:height="1.5cm" svg:x="2cm" svg:y="3cm">
          <text:p text:style-name="P1">entê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7" draw:layer="layout" svg:width="2cm" svg:height="1.5cm" svg:x="5.5cm" svg:y="3cm">
          <text:p text:style-name="P1">pi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8" draw:layer="layout" svg:width="4cm" svg:height="1.5cm" svg:x="2cm" svg:y="12.5cm">
          <text:p text:style-name="P1">javascrip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id="id11" draw:layer="layout" svg:width="1.7cm" svg:height="0.962cm" svg:x="15.8cm" svg:y="6.038cm">
          <draw:text-box>
            <text:p>chat</text:p>
          </draw:text-box>
        </draw:frame>
        <draw:frame draw:style-name="gr1" draw:id="id10" draw:layer="layout" svg:width="3.385cm" svg:height="0.962cm" svg:x="9.5cm" svg:y="5.979cm">
          <draw:text-box>
            <text:p>connexion</text:p>
          </draw:text-box>
        </draw:frame>
        <draw:frame draw:style-name="gr1" draw:id="id3" draw:layer="layout" svg:width="3.317cm" svg:height="0.962cm" svg:x="6.183cm" svg:y="18cm">
          <draw:text-box>
            <text:p>recherche</text:p>
          </draw:text-box>
        </draw:frame>
        <draw:frame draw:style-name="gr1" draw:id="id2" draw:layer="layout" svg:width="2.826cm" svg:height="0.962cm" svg:x="11.5cm" svg:y="11cm">
          <draw:text-box>
            <text:p>membre</text:p>
          </draw:text-box>
        </draw:frame>
        <draw:frame draw:style-name="gr1" draw:id="id5" draw:layer="layout" svg:width="3.774cm" svg:height="0.962cm" svg:x="15.226cm" svg:y="13.038cm">
          <draw:text-box>
            <text:p>messagerie</text:p>
          </draw:text-box>
        </draw:frame>
        <draw:frame draw:style-name="gr1" draw:id="id4" draw:layer="layout" svg:width="2.123cm" svg:height="0.962cm" svg:x="9.377cm" svg:y="16cm">
          <draw:text-box>
            <text:p>forum</text:p>
          </draw:text-box>
        </draw:frame>
        <draw:frame draw:style-name="gr5" draw:id="id6" draw:layer="layout" svg:width="3.457cm" svg:height="1cm" svg:x="19.5cm" svg:y="16.5cm">
          <draw:text-box>
            <text:p>discussion</text:p>
          </draw:text-box>
        </draw:frame>
        <draw:frame draw:style-name="gr1" draw:id="id7" draw:layer="layout" svg:width="1.874cm" svg:height="0.962cm" svg:x="15.626cm" svg:y="11cm">
          <draw:text-box>
            <text:p>profil</text:p>
          </draw:text-box>
        </draw:frame>
        <draw:frame draw:style-name="gr2" draw:id="id13" draw:layer="layout" svg:width="3.317cm" svg:height="1.673cm" svg:x="19.683cm" svg:y="11.327cm">
          <draw:text-box>
            <text:p>formulaire</text:p>
            <text:p>fiche(s)</text:p>
          </draw:text-box>
        </draw:frame>
        <draw:frame draw:style-name="gr6" draw:id="id8" draw:layer="layout" svg:width="3.351cm" svg:height="1cm" svg:x="15.149cm" svg:y="9cm">
          <draw:text-box>
            <text:p>inscription</text:p>
          </draw:text-box>
        </draw:frame>
        <draw:frame draw:style-name="gr1" draw:id="id9" draw:layer="layout" svg:width="5.535cm" svg:height="0.962cm" svg:x="13cm" svg:y="15cm">
          <draw:text-box>
            <text:p>Consultation fiche</text:p>
          </draw:text-box>
        </draw:frame>
        <draw:connector draw:style-name="gr7" draw:text-style-name="P1" draw:layer="layout" draw:type="line" svg:x1="8.975cm" svg:y1="9.981cm" svg:x2="11.5cm" svg:y2="11.481cm" draw:start-shape="id1" draw:start-glue-point="1" draw:end-shape="id2" svg:d="m8975 9981 2525 1500">
          <text:p/>
        </draw:connector>
        <draw:connector draw:style-name="gr7" draw:text-style-name="P1" draw:layer="layout" draw:type="line" svg:x1="7.737cm" svg:y1="10.462cm" svg:x2="7.841cm" svg:y2="18cm" draw:start-shape="id1" draw:start-glue-point="2" draw:end-shape="id3" draw:end-glue-point="0" svg:d="m7737 10462 104 7538">
          <text:p/>
        </draw:connector>
        <draw:connector draw:style-name="gr7" draw:text-style-name="P1" draw:layer="layout" draw:type="line" svg:x1="8.096cm" svg:y1="10.953cm" svg:x2="10.438cm" svg:y2="16cm" draw:end-shape="id4" draw:end-glue-point="0" svg:d="m8096 10953 2342 5047">
          <text:p/>
        </draw:connector>
        <draw:connector draw:style-name="gr7" draw:text-style-name="P1" draw:layer="layout" draw:type="line" svg:x1="14.326cm" svg:y1="11.481cm" svg:x2="15.226cm" svg:y2="13.519cm" draw:start-shape="id2" draw:end-shape="id5" svg:d="m14326 11481 900 2038">
          <text:p/>
        </draw:connector>
        <draw:connector draw:style-name="gr7" draw:text-style-name="P1" draw:layer="layout" draw:type="line" svg:x1="11.5cm" svg:y1="16.481cm" svg:x2="19.5cm" svg:y2="17cm" draw:start-shape="id4" draw:start-glue-point="1" draw:end-shape="id6" draw:end-glue-point="3" svg:d="m11500 16481 8000 519">
          <text:p/>
        </draw:connector>
        <draw:connector draw:style-name="gr7" draw:text-style-name="P1" draw:layer="layout" draw:type="line" svg:x1="19cm" svg:y1="13.519cm" svg:x2="21.228cm" svg:y2="16.5cm" draw:start-shape="id5" draw:end-shape="id6" draw:end-glue-point="0" svg:d="m19000 13519 2228 2981">
          <text:p/>
        </draw:connector>
        <draw:connector draw:style-name="gr7" draw:text-style-name="P1" draw:layer="layout" draw:type="line" svg:x1="14.326cm" svg:y1="11.481cm" svg:x2="15.626cm" svg:y2="11.481cm" draw:start-shape="id2" draw:end-shape="id7" draw:end-glue-point="3" svg:d="m14326 11481h1300">
          <text:p/>
        </draw:connector>
        <draw:connector draw:style-name="gr7" draw:text-style-name="P1" draw:layer="layout" draw:type="line" svg:x1="8.975cm" svg:y1="9.981cm" svg:x2="15.149cm" svg:y2="9.5cm" draw:start-shape="id1" draw:end-shape="id8" svg:d="m8975 9981 6174-481">
          <text:p/>
        </draw:connector>
        <draw:connector draw:style-name="gr7" draw:text-style-name="P1" draw:layer="layout" draw:type="line" svg:x1="12.913cm" svg:y1="11.962cm" svg:x2="13cm" svg:y2="15.481cm" draw:start-shape="id2" draw:start-glue-point="2" draw:end-shape="id9" svg:d="m12913 11962 87 3519">
          <text:p/>
        </draw:connector>
        <draw:connector draw:style-name="gr7" draw:text-style-name="P1" draw:layer="layout" draw:type="line" svg:x1="8.975cm" svg:y1="9.981cm" svg:x2="13cm" svg:y2="15.481cm" draw:start-shape="id1" draw:start-glue-point="1" draw:end-shape="id9" svg:d="m8975 9981 4025 5500">
          <text:p/>
        </draw:connector>
        <draw:connector draw:style-name="gr7" draw:text-style-name="P1" draw:layer="layout" draw:type="line" svg:x1="7.737cm" svg:y1="9.5cm" svg:x2="9.5cm" svg:y2="6.46cm" draw:start-shape="id1" draw:start-glue-point="0" draw:end-shape="id10" draw:end-glue-point="3" svg:d="m7737 9500 1763-3040">
          <text:p/>
        </draw:connector>
        <draw:connector draw:style-name="gr7" draw:text-style-name="P1" draw:layer="layout" draw:type="line" svg:x1="7.737cm" svg:y1="9.5cm" svg:x2="15.8cm" svg:y2="6.519cm" draw:start-shape="id1" draw:start-glue-point="0" draw:end-shape="id11" draw:end-glue-point="3" svg:d="m7737 9500 8063-2981">
          <text:p/>
        </draw:connector>
        <draw:connector draw:style-name="gr8" draw:text-style-name="P1" draw:layer="layout" draw:type="line" svg:x1="18.535cm" svg:y1="15.481cm" svg:x2="25.728cm" svg:y2="11.519cm" draw:start-shape="id9" draw:start-glue-point="1" draw:end-shape="id12" draw:end-glue-point="3" svg:d="m18535 15481 7193-3962">
          <text:p/>
        </draw:connector>
        <draw:connector draw:style-name="gr7" draw:text-style-name="P1" draw:layer="layout" draw:type="line" svg:x1="18.5cm" svg:y1="9.5cm" svg:x2="19.683cm" svg:y2="12.163cm" draw:start-shape="id8" draw:start-glue-point="1" draw:end-shape="id13" draw:end-glue-point="3" svg:d="m18500 9500 1183 2663">
          <text:p/>
        </draw:connector>
        <draw:connector draw:style-name="gr7" draw:text-style-name="P1" draw:layer="layout" draw:type="line" svg:x1="17.5cm" svg:y1="11.481cm" svg:x2="19.683cm" svg:y2="12.163cm" draw:start-shape="id7" draw:start-glue-point="1" draw:end-shape="id13" svg:d="m17500 11481 2183 682">
          <text:p/>
        </draw:connector>
        <draw:connector draw:style-name="gr7" draw:text-style-name="P1" draw:layer="layout" draw:type="line" svg:x1="17.5cm" svg:y1="6.519cm" svg:x2="25.728cm" svg:y2="11.519cm" draw:start-shape="id11" draw:start-glue-point="1" draw:end-shape="id12" svg:d="m17500 6519 8228 5000">
          <text:p/>
        </draw:connector>
        <draw:connector draw:style-name="gr7" draw:text-style-name="P1" draw:layer="layout" draw:type="line" svg:x1="12.885cm" svg:y1="6.46cm" svg:x2="25.728cm" svg:y2="11.519cm" draw:start-shape="id10" draw:end-shape="id12" draw:end-glue-point="3" svg:d="m12885 6460 12843 5059">
          <text:p/>
        </draw:connector>
        <draw:connector draw:style-name="gr9" draw:text-style-name="P1" draw:layer="layout" draw:type="line" svg:x1="11.192cm" svg:y1="5.979cm" svg:x2="12.5cm" svg:y2="2.981cm" draw:start-shape="id10" draw:start-glue-point="0" draw:end-shape="id14" draw:end-glue-point="3" svg:d="m11192 5979 1308-2998">
          <text:p/>
        </draw:connector>
        <draw:connector draw:style-name="gr7" draw:text-style-name="P1" draw:layer="layout" draw:type="line" svg:x1="16.65cm" svg:y1="6.038cm" svg:x2="15.148cm" svg:y2="2.981cm" draw:start-shape="id11" draw:start-glue-point="0" draw:end-shape="id14" draw:end-glue-point="1" svg:d="m16650 6038-1502-3057">
          <text:p/>
        </draw:connector>
        <draw:connector draw:style-name="gr7" draw:text-style-name="P1" draw:layer="layout" draw:line-skew="7.886cm" svg:x1="9.5cm" svg:y1="18.481cm" svg:x2="25.728cm" svg:y2="11.519cm" draw:start-shape="id3" draw:start-glue-point="1" draw:end-shape="id12" draw:end-glue-point="3" svg:d="m9500 18481h16000v-6962h228">
          <text:p/>
        </draw:connector>
        <draw:connector draw:style-name="gr7" draw:text-style-name="P1" draw:layer="layout" svg:x1="22.957cm" svg:y1="17cm" svg:x2="26.614cm" svg:y2="12cm" draw:start-shape="id6" draw:start-glue-point="1" draw:end-shape="id12" draw:end-glue-point="2" svg:d="m22957 17000h3657v-5000">
          <text:p/>
        </draw:connector>
        <draw:connector draw:style-name="gr10" draw:text-style-name="P1" draw:layer="layout" draw:type="line" svg:x1="3.25cm" svg:y1="4.5cm" svg:x2="3.585cm" svg:y2="5.585cm" draw:start-shape="id15" draw:start-glue-point="8" draw:end-shape="id16" draw:end-glue-point="5" svg:d="m3250 4500 335 1085">
          <text:p/>
        </draw:connector>
        <draw:connector draw:style-name="gr10" draw:text-style-name="P1" draw:layer="layout" draw:type="line" svg:x1="6.5cm" svg:y1="4.5cm" svg:x2="6.415cm" svg:y2="5.585cm" draw:start-shape="id17" draw:start-glue-point="8" draw:end-shape="id16" draw:end-glue-point="11" svg:d="m6500 4500-85 1085">
          <text:p/>
        </draw:connector>
        <draw:connector draw:style-name="gr10" draw:text-style-name="P1" draw:layer="layout" draw:type="line" svg:x1="5.415cm" svg:y1="12.719cm" svg:x2="6.5cm" svg:y2="9.981cm" draw:start-shape="id18" draw:start-glue-point="11" draw:end-shape="id1" svg:d="m5415 12719 1085-2738">
          <text:p/>
        </draw:connector>
        <draw:connector draw:style-name="gr10" draw:text-style-name="P1" draw:layer="layout" draw:type="line" svg:x1="5cm" svg:y1="9cm" svg:x2="6.5cm" svg:y2="9.981cm" draw:start-shape="id16" draw:start-glue-point="8" draw:end-shape="id1" draw:end-glue-point="3" svg:d="m5000 9000 1500 981">
          <text:p/>
        </draw:connector>
        <draw:connector draw:style-name="gr10" draw:text-style-name="P1" draw:layer="layout" draw:type="line" svg:x1="26.5cm" svg:y1="8.5cm" svg:x2="26.614cm" svg:y2="11.038cm" draw:start-shape="id19" draw:start-glue-point="7" draw:end-shape="id12" draw:end-glue-point="0" svg:d="m26500 8500 114 2538">
          <text:p/>
        </draw:connector>
        <draw:connector draw:style-name="gr7" draw:text-style-name="P1" draw:layer="layout" draw:type="line" svg:x1="26.5cm" svg:y1="5cm" svg:x2="26.5cm" svg:y2="6cm" draw:start-shape="id20" draw:start-glue-point="2" draw:end-shape="id19" draw:end-glue-point="5" svg:d="m26500 5000v1000">
          <text:p/>
        </draw:connector>
        <draw:connector draw:style-name="gr11" draw:text-style-name="P1" draw:layer="layout" draw:type="line" svg:x1="18.5cm" svg:y1="9.5cm" svg:x2="25.728cm" svg:y2="11.519cm" draw:start-shape="id8" draw:start-glue-point="1" draw:end-shape="id12" draw:end-glue-point="3" svg:d="m18500 9500 7228 2019">
          <text:p/>
        </draw:connector>
        <draw:connector draw:style-name="gr12" draw:text-style-name="P1" draw:layer="layout" draw:type="line" svg:x1="13.824cm" svg:y1="3.462cm" svg:x2="15.767cm" svg:y2="15cm" draw:start-shape="id14" draw:start-glue-point="2" draw:end-shape="id9" draw:end-glue-point="0" svg:d="m13824 3462 1943 1153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lorent </meta:initial-creator>
    <meta:creation-date>2013-02-13T09:59:42</meta:creation-date>
    <dc:date>2013-02-13T10:49:59</dc:date>
    <dc:creator>florent </dc:creator>
    <meta:editing-duration>PT00H19M31S</meta:editing-duration>
    <meta:editing-cycles>2</meta:editing-cycles>
    <meta:generator>OpenOffice.org/3.2$Linux OpenOffice.org_project/320m12$Build-9483</meta:generator>
    <meta:document-statistic meta:object-count="49"/>
  </office:meta>
</office:document-meta>
</file>